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width="true" fo:min-height="0.13cm" fo:min-width="0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width="true" fo:min-height="0.156cm" fo:min-width="0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.1000003814697pt" style:font-style-asian="normal" style:font-weight-asian="normal" style:font-name-complex="Arial" style:font-size-complex="12.1000003814697pt" style:font-style-complex="normal" style:font-weight-complex="normal" style:text-scale="100%" style:font-relief="none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2.1000003814697pt" style:font-style-asian="normal" style:font-weight-asian="normal" style:font-name-complex="Arial" style:font-size-complex="12.1000003814697pt" style:font-style-complex="normal" style:font-weight-complex="normal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739cm" svg:height="0.624cm" svg:x="11.408cm" svg:y="13.669cm">
            <draw:text-box>
              <text:p text:style-name="P1"><text:span text:style-name="T1">N</text:span></text:p>
            </draw:text-box>
          </draw:frame>
          <draw:frame draw:style-name="gr2" draw:text-style-name="P2" draw:layer="layout" svg:width="0.777cm" svg:height="0.624cm" svg:x="11.296cm" svg:y="15.426cm">
            <draw:text-box>
              <text:p text:style-name="P1"><text:span text:style-name="T1">M</text:span></text:p>
            </draw:text-box>
          </draw:frame>
          <draw:frame draw:style-name="gr2" draw:text-style-name="P2" draw:layer="layout" svg:width="0.693cm" svg:height="0.624cm" svg:x="8.897cm" svg:y="15.007cm">
            <draw:text-box>
              <text:p text:style-name="P1"><text:span text:style-name="T1">P</text:span></text:p>
            </draw:text-box>
          </draw:frame>
          <draw:polygon draw:style-name="gr3" draw:text-style-name="P3" draw:layer="layout" svg:width="1.44cm" svg:height="2.079cm" draw:transform="skewX (0.000872664625997166) rotate (-1.59400920584642) translate (11.5009444444444cm 14.0777777777778cm)" svg:viewBox="0 0 1441 2080" draw:points="0,0 1441,0 1242,2080">
            <text:p/>
          </draw:polygon>
          <draw:polyline draw:style-name="gr3" draw:text-style-name="P3" draw:layer="layout" svg:width="0.262cm" svg:height="0.246cm" draw:transform="rotate (-1.06569804126774) translate (10.8535972222133cm 14.4570138888869cm)" svg:viewBox="0 0 263 247" draw:points="0,243 263,247 263,0">
            <text:p/>
          </draw:polyline>
          <draw:frame draw:style-name="gr2" draw:text-style-name="P2" draw:layer="layout" svg:width="0.739cm" svg:height="0.624cm" svg:x="10.36cm" svg:y="13.995cm">
            <draw:text-box>
              <text:p text:style-name="P1"><text:span text:style-name="T1">H</text:span></text:p>
            </draw:text-box>
          </draw:frame>
          <draw:line draw:style-name="gr3" draw:text-style-name="P3" draw:layer="layout" svg:x1="11.466cm" svg:y1="15.515cm" svg:x2="10.85cm" svg:y2="14.4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2:07:00.147732838</meta:creation-date>
    <dc:date>2018-03-22T12:07:51.491998242</dc:date>
    <meta:editing-duration>PT51S</meta:editing-duration>
    <meta:editing-cycles>1</meta:editing-cycles>
    <meta:document-statistic meta:object-count="8"/>
    <meta:generator>LibreOffice/6.0.0.3$MacOSX_X86_64 LibreOffice_project/64a0f66915f38c6217de274f0aa8e15618924765</meta:generator>
  </office:meta>
</office:document-meta>
</file>